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4"/>
        <table:table-column table:style-name="co13" table:default-cell-style-name="ce63"/>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5" office:value-type="string">
            <text:p>ASCICallReference</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5"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IMEI</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IMSI</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7"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table:style-name="ce55"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style-name="ce55"/>
          <table:table-cell table:style-name="Default"/>
          <table:table-cell table:number-columns-repeated="5"/>
        </table:table-row>
        <table:table-row table:style-name="ro3">
          <table:table-cell/>
          <table:table-cell table:style-name="ce55"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table:style-name="ce55"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8"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8"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8"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8"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8"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8"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8"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2">
          <table:table-cell/>
          <table:table-cell table:style-name="ce58"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5" office:value-type="string">
            <text:p>GroupId</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5" office:value-type="string">
            <text:p>LongGroupId</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table:style-name="ce55"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5" office:value-type="string">
            <text:p>Needs to add an unittest</text:p>
          </table:table-cell>
          <table:table-cell table:style-name="ce65"/>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outeingNumber</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5"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table:style-name="ce55"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0"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60"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1"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table:style-name="ce55"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211">
            <text:p>211</text:p>
          </table:table-cell>
          <table:table-cell table:formula="of:=SUM([.E7:.E465])" office:value-type="float" office:value="32">
            <text:p>32</text:p>
          </table:table-cell>
          <table:table-cell table:formula="of:=SUM([.F7:.F465])" office:value-type="float" office:value="193">
            <text:p>193</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30">30.11.2012</text:date>, <text:time>21:52: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1-30T21:52:35.08</dc:date>
    <meta:editing-duration>PT387H59M09S</meta:editing-duration>
    <meta:editing-cycles>496</meta:editing-cycles>
    <meta:generator>OpenOffice.org/3.0$Win32 OpenOffice.org_project/300m9$Build-9358</meta:generator>
    <meta:document-statistic meta:table-count="3" meta:cell-count="1737" meta:object-count="0"/>
    <meta:user-defined meta:name="Поле 1"/>
    <meta:user-defined meta:name="Поле 2"/>
    <meta:user-defined meta:name="Поле 3"/>
    <meta:user-defined meta:name="Поле 4"/>
  </office:meta>
</office:document-meta>
</file>